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nvoy &amp; Rate Limit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at’s to discus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ntro</text:p>
              </text:list-item>
              <text:list-item>
                <text:p><text:span text:style-name="T1">Alternatives</text:span></text:p>
              </text:list-item>
              <text:list-item>
                <text:p text:style-name="P4">Architecture</text:p>
              </text:list-item>
              <text:list-item>
                <text:p>Configuration &amp; Observability</text:p>
              </text:list-item>
              <text:list-item>
                <text:p>Scaling</text:p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Global Rate limiti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Why global rate limiting:</text:p>
                <text:list>
                  <text:list-item>
                    <text:p>Business use cases</text:p>
                  </text:list-item>
                  <text:list-item>
                    <text:p>Operational use ca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 text:style-name="P1"><text:span text:style-name="T2">Limit users based on usage plans</text:span></text:p>
              <text:p text:style-name="P1"><text:span text:style-name="T2">Limit connections to a resource with a small number of hosts, where circuit breakers won’t work as well (like a DB)</text:span>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Alternativ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Local Rate Limits</text:p>
                <text:list>
                  <text:list-item>
                    <text:p text:style-name="P1">token bucket, limits rate of incoming requests</text:p>
                  </text:list-item>
                  <text:list-item>
                    <text:p text:style-name="P1">Per instance of envoy</text:p>
                  </text:list-item>
                </text:list>
              </text:list-item>
              <text:list-item>
                <text:p text:style-name="P1">Circuit Breakers</text:p>
                <text:list>
                  <text:list-item>
                    <text:p text:style-name="P1">Limit the load to upstreams (to prevent cascading failures)</text:p>
                  </text:list-item>
                </text:list>
              </text:list-item>
              <text:list-item>
                <text:p text:style-name="P1">Adaptive concurrency</text:p>
                <text:list>
                  <text:list-item>
                    <text:p text:style-name="P1">Dynamically set circuit break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lobal Rate limiti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roblem:</text:p>
                <text:list>
                  <text:list-item>
                    <text:p>Envoy is stateless</text:p>
                  </text:list-item>
                  <text:list-item>
                    <text:p>Envoy is distributed (eventual consistency)</text:p>
                  </text:list-item>
                </text:list>
              </text:list-item>
              <text:list-item>
                <text:p>Solution</text:p>
                <text:list>
                  <text:list-item>
                    <text:p>Envoy will query a global rate limit serv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chitectur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ate limit server is stateless </text:p>
              </text:list-item>
              <text:list-item>
                <text:p>State is stored in redis (using expiring keys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6">Configuration Model - Envoy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Descriptor entry / action</text:p>
                <text:list>
                  <text:list-item>
                    <text:p text:style-name="P1">Property that describes this logical operation</text:p>
                  </text:list-item>
                  <text:list-item>
                    <text:p text:style-name="P1">If an action doesn’t generate an entry, then the descriptor is not generated</text:p>
                  </text:list-item>
                </text:list>
              </text:list-item>
              <text:list-item>
                <text:p text:style-name="P1">Descriptor – ordered list of actions</text:p>
                <text:list>
                  <text:list-item>
                    <text:p text:style-name="P1">Logical operation. Rate limits work on descriptors</text:p>
                  </text:list-item>
                </text:list>
              </text:list-item>
              <text:list-item>
                <text:p text:style-name="P1">Routes can have zero or more Descriptors</text:p>
              </text:list-item>
              <text:list-item>
                <text:p text:style-name="P1">If route has more than zero descriptors, they are sent to the RL server</text:p>
              </text:list-item>
              <text:list-item>
                <text:p text:style-name="P1">If one of them is over limit, the request is rate limtied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nfiguration Model - Server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scriptors are matched in order</text:p>
              </text:list-item>
              <text:list-item>
                <text:p>If no value is provided in server config, rate limit will be generated for each unique value</text:p>
              </text:list-item>
              <text:list-item>
                <text:p>If descriptor <text:span text:style-name="T3">shape</text:span> doesn’t match server configuration <text:span text:style-name="T3">shape</text:span>, no rate limit happen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ot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ote that by default, if the rate limit query fails or times out the request is allowed</text:p>
              </text:list-item>
              <text:list-item>
                <text:p>Watch out for .ratelimit. Metric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caling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nvoy and rate limit service are stateless</text:p>
              </text:list-item>
              <text:list-item>
                <text:p>Scaling redis:</text:p>
                <text:list>
                  <text:list-item>
                    <text:p>Client side sharding</text:p>
                  </text:list-item>
                  <text:list-item>
                    <text:p>Cluster mode</text:p>
                  </text:list-item>
                  <text:list-item>
                    <text:p>Per-second redis clu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mo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01T08:14:04.100054010</meta:creation-date>
    <dc:date>2021-06-01T13:58:08.535448953</dc:date>
    <meta:editing-duration>PT1H43M43S</meta:editing-duration>
    <meta:editing-cycles>24</meta:editing-cycles>
    <meta:generator>LibreOffice/7.1.2.2$Linux_X86_64 LibreOffice_project/10$Build-2</meta:generator>
    <meta:document-statistic meta:object-count="65"/>
  </office:meta>
</office:document-meta>
</file>